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815cm" fo:break-before="auto" style:use-optimal-row-height="false"/>
    </style:style>
    <style:style style:name="ro13" style:family="table-row">
      <style:table-row-properties style:row-height="1.42cm" fo:break-before="auto" style:use-optimal-row-height="false"/>
    </style:style>
    <style:style style:name="ro14" style:family="table-row">
      <style:table-row-properties style:row-height="1.605cm" fo:break-before="auto" style:use-optimal-row-height="false"/>
    </style:style>
    <style:style style:name="ro15" style:family="table-row">
      <style:table-row-properties style:row-height="1.974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1.446cm" fo:break-before="auto" style:use-optimal-row-height="false"/>
    </style:style>
    <style:style style:name="ro18" style:family="table-row">
      <style:table-row-properties style:row-height="1.685cm" fo:break-before="auto" style:use-optimal-row-height="false"/>
    </style:style>
    <style:style style:name="ro19" style:family="table-row">
      <style:table-row-properties style:row-height="1.316cm" fo:break-before="auto" style:use-optimal-row-height="false"/>
    </style:style>
    <style:style style:name="ro20" style:family="table-row">
      <style:table-row-properties style:row-height="1.184cm" fo:break-before="auto" style:use-optimal-row-height="false"/>
    </style:style>
    <style:style style:name="ro21" style:family="table-row">
      <style:table-row-properties style:row-height="1.21cm" fo:break-before="auto" style:use-optimal-row-height="false"/>
    </style:style>
    <style:style style:name="ro22" style:family="table-row">
      <style:table-row-properties style:row-height="1.473cm" fo:break-before="auto" style:use-optimal-row-height="false"/>
    </style:style>
    <style:style style:name="ro23" style:family="table-row">
      <style:table-row-properties style:row-height="0.9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 code </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 code </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 código </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código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 kod </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 koodi </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code</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code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codic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code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 código </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 kod </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koodi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 code </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6">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 code </text:p>
          </table:table-cell>
          <table:table-cell office:value-type="string" calcext:value-type="string">
            <text:p>musical, note, scale </text:p>
          </table:table-cell>
          <table:table-cell table:number-columns-repeated="1020"/>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code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code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 code </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3">
          <table:table-cell office:value-type="string" calcext:value-type="string">
            <text:p>Deutsch</text:p>
          </table:table-cell>
          <table:table-cell office:value-type="string" calcext:value-type="string">
            <text:p>Pascal</text:p>
          </table:table-cell>
          <table:table-cell office:value-type="string" calcext:value-type="string">
            <text:p>Vornamen, Programmiersprache, code </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1">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codice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2">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code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13">
          <table:table-cell office:value-type="string" calcext:value-type="string">
            <text:p>Spanish</text:p>
          </table:table-cell>
          <table:table-cell office:value-type="string" calcext:value-type="string">
            <text:p>Pascal</text:p>
          </table:table-cell>
          <table:table-cell office:value-type="string" calcext:value-type="string">
            <text:p>Lenguaje, programación, código</text:p>
          </table:table-cell>
          <table:table-cell office:value-type="string" calcext:value-type="string">
            <text:p>Adam Pascal, actor, cantante, norteamericano, Anouk Khelifa-Pascal, cantante, francesa, Blaise Pascal, matemático, físico, filósofo, teólogo, francés, Denise Pascal Allende, política, chilena, sobrina de Salvador Allende, Ertha Pascal-Trouillot, Haití, Étienne Pascal, matemático, Francine Pascal, escritora, estadounidense, Jean-Claude Pascal, cantante, actor, Jean Pascal, boxeador, Quebequense, Marie-Georges Pascal, actriz, francesa, Principio de Pascal, hidráulica, hidráulica, presión, Triángulo de Pascal, coeficientes, binomiales, </text:p>
          </table:table-cell>
          <table:table-cell table:number-columns-repeated="1020"/>
        </table:table-row>
        <table:table-row table:style-name="ro14">
          <table:table-cell office:value-type="string" calcext:value-type="string">
            <text:p>Portoguese</text:p>
          </table:table-cell>
          <table:table-cell office:value-type="string" calcext:value-type="string">
            <text:p>Pascal</text:p>
          </table:table-cell>
          <table:table-cell office:value-type="string" calcext:value-type="string">
            <text:p>Linguagem, programação, código </text:p>
          </table:table-cell>
          <table:table-cell office:value-type="string" calcext:value-type="string">
            <text:p>Blaise Pascal, físico, matemático, filósofo, moralista, teólogo, francês, Paul Pascal, químico, mineralogista, metalurgista, Gisèle Pascal, atriz, francesa, Jean-Claude Pascal, cantor, ator, Ertha Pascal Trouillot, presidente, Haiti, Madeleine Pascal, cantora, helvética, Marie-Georges Pascal, cantor, estadunidense, Adam Pascal, Jean Pascal, pugilista, quebequense, pressão, Sistema Internacional, Unidades, físico, hidráulica, geometria, projectiva, asteroide, cintura </text:p>
          </table:table-cell>
          <table:table-cell table:number-columns-repeated="1020"/>
        </table:table-row>
        <table:table-row table:style-name="ro6">
          <table:table-cell office:value-type="string" calcext:value-type="string">
            <text:p>Swedish</text:p>
          </table:table-cell>
          <table:table-cell office:value-type="string" calcext:value-type="string">
            <text:p>Pascal</text:p>
          </table:table-cell>
          <table:table-cell office:value-type="string" calcext:value-type="string">
            <text:p>Programspråk, datorer, förnamn, kod </text:p>
          </table:table-cell>
          <table:table-cell office:value-type="string" calcext:value-type="string">
            <text:p>fransk, matematiker, fysiker, filosof, enhet, tryck, rockband, latinskt </text:p>
          </table:table-cell>
          <table:table-cell table:number-columns-repeated="1020"/>
        </table:table-row>
        <table:table-row table:style-name="ro15">
          <table:table-cell office:value-type="string" calcext:value-type="string">
            <text:p>Finnish</text:p>
          </table:table-cell>
          <table:table-cell office:value-type="string" calcext:value-type="string">
            <text:p>Pascal</text:p>
          </table:table-cell>
          <table:table-cell office:value-type="string" calcext:value-type="string">
            <text:p>ohjelmointikieli, peli, koodi </text:p>
          </table:table-cell>
          <table:table-cell office:value-type="string" calcext:value-type="string">
            <text:p>järjestelmässä, paine, Ranskan, laivaston, Descartes, Blaise Pascal, matemaatikko, fyysikko, filosofi, Christel Pascal, alppihiihtäjä, rancine Pascal, yhdysvaltalainen, kirjailija, Jean Pascal, Jean-Claude Pascal, laulaja, näyttelijä, Pascal Bodmer, hiihto, saksa, Pascal Behrenbruch, saksalainen, yleisurheilun, moniottelija, Pascal Bosschaart, alankomaalainen, jalkapalloilija, Pascal Boucherit, ranskalainen, meloja, Pascal Canfin, poliitikko, Pascal Couchepin, sveitsiläinen, liittopresidentti, Pascal Cygan, Pascal Dupuis, kanadalainen, Pascal Egloff, mäkihyppääjä, Pascal Fabre, Formula 1, kuljettaja, Pascal Feindouno, guinealainen, Pascal Gourville, ranskalais-mauritanialainen, Pascal Hervé, pyöräilijä, Pascal Janin, jalkapallomaalivahti ja valmentaja, miekkailija, Pascal Jolyot, Pascal Kälin, Pascal Lamy, WTO:n pääjohtaja, Pascal Leclaire, jääkiekkomaalivahti, Pascal Lefèvre, keihäänheittäjä, Pascal Lissouba, presidentti, kongon, tasavallan, Pascal Martinot-Lagarde, pika-aitajuoksija, Pascal Paoli, Pasquale Paoli, korsikalainen, Pascal Meier, salibandymaalivahti, Pascal Richard, Pascal Rogé, pianisti, Pascal Tayot, judoka, Pascal Wehrlein, saksalainen, moottoriurheilija, Pascal Yoadimnadji, tšadilainen, Pascal Zuberbühler, Pascalin kolmio, binomikertoimista, matemaattinen käsite, Pascalin lause, Pascalin vaaka, Jumalaan, peli</text:p>
          </table:table-cell>
          <table:table-cell table:number-columns-repeated="1020"/>
        </table:table-row>
        <table:table-row table:style-name="ro16">
          <table:table-cell office:value-type="string" calcext:value-type="string">
            <text:p>Dutch</text:p>
          </table:table-cell>
          <table:table-cell office:value-type="string" calcext:value-type="string">
            <text:p>Pascal</text:p>
          </table:table-cell>
          <table:table-cell office:value-type="string" calcext:value-type="string">
            <text:p>programmeertaal, computer, voornaam, code</text:p>
          </table:table-cell>
          <table:table-cell office:value-type="string" calcext:value-type="string">
            <text:p>eenheid, druk, Frans, automerk, Blaise Pascal, natuurkundige, Étienne Pascal, jurist, wiskundige, Gisèle Pascal, actrice, Jean-Claude Pascal, zanger, Ertha Pascal-Trouillot, president, Haïti, Liesbeth Pascal-de Graaff, Nederlands, Adam Pascal, Amerikaans, acteur, wet, theorema, meetkundige, Driehoek van Pascal</text:p>
            <text:p/>
          </table:table-cell>
          <table:table-cell table:number-columns-repeated="1020"/>
        </table:table-row>
        <table:table-row table:style-name="ro17">
          <table:table-cell office:value-type="string" calcext:value-type="string">
            <text:p>English</text:p>
          </table:table-cell>
          <table:table-cell office:value-type="string" calcext:value-type="string">
            <text:p>C</text:p>
          </table:table-cell>
          <table:table-cell office:value-type="string" calcext:value-type="string">
            <text:p>developed, programming, language, object oriented, platforms, Microsoft, <text:s/>Hexadecimal digit, code, computable, function, Windows, element, functions, classes, combination, sequences, analysis, value </text:p>
          </table:table-cell>
          <table:table-cell office:value-type="string" calcext:value-type="string">
            <text:p>battery, grid, radios, fastener, band, frequency, electronic, capacitor, circuit, vitamin, mitochondrial, DNA, chromosomal, Cardiovascular, Anatomical, Therapeutic, Chemical, cervical, vertebrae, carbon, atomic, astronomical, Caldwell, catalogue, star, clusters, vacuum, speed, sound, substance, constant, mathematics, Cytosine, nucleic, acid, capacitance, coulomb, Cysteine, transport, locomotive, copyright, cent, hexadecimal, constant, integration, Roman, numerals, complex, numbers, cardinality, space, Celsius, electric, unit, volume, Maurice Baring, novel, Tom McCarthy, William H. Gass, Middle C, magazine, california, style, culture, Cardinal Courier Media, New York, Chief, Secret, Intelligence, Service, Gaius, player, jersey, center, plastic, Phonetic, Alphabet </text:p>
          </table:table-cell>
          <table:table-cell table:number-columns-repeated="1020"/>
        </table:table-row>
        <table:table-row table:style-name="ro10">
          <table:table-cell office:value-type="string" calcext:value-type="string">
            <text:p>Deutsch</text:p>
          </table:table-cell>
          <table:table-cell office:value-type="string" calcext:value-type="string">
            <text:p>C</text:p>
          </table:table-cell>
          <table:table-cell office:value-type="string" calcext:value-type="string">
            <text:p>Programmiersprache, dezimalen, Element, Kategorie, Namen, code </text:p>
          </table:table-cell>
          <table:table-cell office:value-type="string" calcext:value-type="string">
            <text:p>Buchstabe, Alphabets, kyrillischen, Coulomb, römische, Zahlzeichen, elektrische, Kapazität, Wärmekapazität, Funktionenräume, Cahen, Konstante, Akkumulators, Kapazität, Theorie, volkswirtschaftlichen, Konsum, Teilchenphysik, Kuba, Kennzeichen, Papierformat, Batterie, Elektrotechnik, Musik, Tonart, Eishockey, Mannschaftskapitän, Kohlenstoff, Biologie, offizielle, Autorenkürzel, Georges Cuvier, Linguistik, lateinischen, Texten, römischen, Textkritik, hochfrequenten, Lärm, Münzzeichen, Münzstätte Dresden, Münzstätte Grünthal, Wasserfahrzeug, Fahrerlaubnisklasse, Kennzeichenklasse, Luftfahrzeugen, Transportflugzeug, US-Streitkräfte, Kanada, Buchstabe, Luftraumklasse, Markierung, Flughäfen, Bulgarien, Stadt, Sofia, Kfz-Kennzeichen, Deutschland, kreisfreie, Stadt, Chemnitz, Großbritannien, Wales, Irland, County, Cork/Corcaigh, Kirgisistan, Gebiet, Tschüi, Kroatien, Konsularisches Korps, Moldawien, Stadt Chișinău, Montenegro, Konsularisches Korps, Polen, Woiwodschaft Kujawien-Pommern, Portugal, Distrikt Coimbra, Spanien, Mopeds, Provinz, A Coruña, Tschechien, Jihočeský kraj, Südböhmische Region, Zählvariable, oder, Einheit, Ländern, Währungseinheit, mathematischen, Formel, Lichtgeschwindigkeit, Schallgeschwindigkeit, spezifische Wärmekapazität, Stoffmengenkonzentration, Frequenzen, Phonetischen, Alphabet, Grad, Celsius, Temperatur, Schreibweisen, El Salvador, Währungseinheit, Nicaragua, Baureihe, schwarzes, Typ </text:p>
          </table:table-cell>
          <table:table-cell table:number-columns-repeated="1020"/>
        </table:table-row>
        <table:table-row table:style-name="ro18">
          <table:table-cell office:value-type="string" calcext:value-type="string">
            <text:p>Italian</text:p>
          </table:table-cell>
          <table:table-cell office:value-type="string" calcext:value-type="string">
            <text:p>C</text:p>
          </table:table-cell>
          <table:table-cell office:value-type="string" calcext:value-type="string">
            <text:p>variabile, lunghezza, linguaggio, programmazione, file, estensione, partizione, sistemi, operativi, microsoft, informatica, valore, cifra, esadecimale, codice </text:p>
          </table:table-cell>
          <table:table-cell office:value-type="string" calcext:value-type="string">
            <text:p>vitamina, codifica, aminoacidi, ordinari, cisteina, acidi, nucleici, citosina, carbonio, nocivo, chimico, copyright, cerchio, capacità, elettrica, costa, ala, coulomb, carica, celsius, velocità, luce, ipotenusa, triangolo, rettangolo, teorema, pittagora, alimentazione, biochimica, chimica, editoria, elettrotecnica, entomologia, fisica, geometria, dodici, base, complessi, coefficiente, binominale, metrologia, nota, do, paesi, lingua, inglese, tedesca, latino, tempo, prefisso, si, romani, prenomen, caio, gaio, pedologia, orrizonte, genetico, evoluzione, strati, roccia, noduli, elementi, titanio, magnese, ferro, alluminio, sport, baseball, catcher, calcio, campionato, c1, c2, capitano, braccio, colori, pallacanestro, football, americano, centro, center, giocatore, trasporti, sigla, automobilistica, internazionale, cuba, targa, chemnitz, germania, Chișinău, moldavia, La Coruña/A Coruña, spagna, sofia, bulgaria, lettere, dizionario </text:p>
          </table:table-cell>
          <table:table-cell table:number-columns-repeated="1020"/>
        </table:table-row>
        <table:table-row table:style-name="ro13">
          <table:table-cell office:value-type="string" calcext:value-type="string">
            <text:p>French </text:p>
          </table:table-cell>
          <table:table-cell office:value-type="string" calcext:value-type="string">
            <text:p>C</text:p>
          </table:table-cell>
          <table:table-cell office:value-type="string" calcext:value-type="string">
            <text:p>langage, programmation, éléments, classe, fonctions, Windows, code </text:p>
          </table:table-cell>
          <table:table-cell office:value-type="string" calcext:value-type="string">
            <text:p>lettre, alphabet, cyrillique, consonne, latin, chiffre, romain, Arts, culture, poème, Louis Aragon, musique, Francis Poulenc, note, do, anglo-saxon, série, animation, japonaise, Sciences, Unités, Biologie, préfixe, système, international, tasse, demiard, coulomb, degré Celsius, cytosine, cystéine, chaîne, polypeptidique, vitamine, complexes, France, Mathématiques, Physique, Chimie, carbone, chimique, vitesse, lumière, molaire, condensateur, circuit, électronique, Divers, CEFRIO, automobile, Mercedes-Benz, feuille, papier, internationaux, formats, copyright, ystème, d'exploitation, Mansfield Smith-Cumming, directeur </text:p>
          </table:table-cell>
          <table:table-cell table:number-columns-repeated="1020"/>
        </table:table-row>
        <table:table-row table:style-name="ro19">
          <table:table-cell office:value-type="string" calcext:value-type="string">
            <text:p>Spanish</text:p>
          </table:table-cell>
          <table:table-cell office:value-type="string" calcext:value-type="string">
            <text:p>C</text:p>
          </table:table-cell>
          <table:table-cell office:value-type="string" calcext:value-type="string">
            <text:p>informática, lenguajes, programación, valor, decimal, hexadecimal, elementos, código </text:p>
          </table:table-cell>
          <table:table-cell office:value-type="string" calcext:value-type="string">
            <text:p>alfabeto, latino, derecho, derechos, autor, copyleft, física, prefijo, grado, Celsius, velocidad, luz, electromagnéticas, palabra, Maxwell, capacidad, condensador, eléctrico, culombio, carga, Sistema, Internacional, Unidades, Buenos Aires, código, ciudad, geografía, matemáticas, numeración, romana, medios, transporte, metro, Nueva York, llamadas, linea, música, nota, musical, americano, alemán, química, bioquímica, átomo, carbono, periódica, tabla, vitamina, hidrosoluble, aminoácido, cisteína, citosina, genética, nucleótido, telecomunicaciones, Canal, español, televisión, urbanismo, Avenida Suba de Bogotá, letra </text:p>
          </table:table-cell>
          <table:table-cell table:number-columns-repeated="1020"/>
        </table:table-row>
        <table:table-row table:style-name="ro9">
          <table:table-cell office:value-type="string" calcext:value-type="string">
            <text:p>Portoguese</text:p>
          </table:table-cell>
          <table:table-cell office:value-type="string" calcext:value-type="string">
            <text:p>C</text:p>
          </table:table-cell>
          <table:table-cell office:value-type="string" calcext:value-type="string">
            <text:p>linguagem, programação, elemento, Sistema, hexadecimal, decimal, código </text:p>
          </table:table-cell>
          <table:table-cell office:value-type="string" calcext:value-type="string">
            <text:p>letra, alfabeto, latino, Carbono, químico, Celsius, unidade, medida, temperatura, Coulomb, carga, elétrica, Internacional, Unidades, velocidade, luz, direitos, autorais, Caetano Veloso, anime, numeração, romana, grego </text:p>
          </table:table-cell>
          <table:table-cell table:number-columns-repeated="1020"/>
        </table:table-row>
        <table:table-row table:style-name="ro20">
          <table:table-cell office:value-type="string" calcext:value-type="string">
            <text:p>Swedish</text:p>
          </table:table-cell>
          <table:table-cell office:value-type="string" calcext:value-type="string">
            <text:p>C</text:p>
          </table:table-cell>
          <table:table-cell office:value-type="string" calcext:value-type="string">
            <text:p>Programspråket, hexadecimala, kod </text:p>
          </table:table-cell>
          <table:table-cell office:value-type="string" calcext:value-type="string">
            <text:p>bokstaven, latinska alfabetet, kyrilliska, alfabetet, Länsbokstaven, coulomb, <text:s/>elektrisk, laddning, fysik, kapacitans, frekvensen, hertz, kol, Kemiskt, tecken, periodiska, systemet, bibliotekens, religion, matematiken, romerska, talsystemet, nationalitetsbeteckning, motorfordon, Kuba, finländska, marinen, klass, torpedbåtar, politiska, partiet, Centern, Finland, typ, ljusets, hastighet, reella, talen, kontinuum, kardinaltalet, myntsorter, kemi, beteckning </text:p>
          </table:table-cell>
          <table:table-cell table:number-columns-repeated="1020"/>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element, informatica, programmeertaal, hexadecimale, voorwerp, klasse, code </text:p>
          </table:table-cell>
          <table:table-cell office:value-type="string" calcext:value-type="string">
            <text:p>Latijnse, alfabet, letter, biologie, aminozuur, cysteïne, vitamine, ascorbinezuur, <text:span text:style-name="T1">scheikunde, materiaalkunde, chemisch, koolstof, kool, diamant, grafiet, economie, banken, financiële, instellingen, monetair, muziek, toon, harmonieleer, toonsoort, kleurcodering, Nederlandse, bibliotheek, natuurkunde, coulomb, elektrische, lading, natuurwetenschappen, warmtecapaciteit, soortelijke, warmte, stof, Celsius, temperatuur, lichtsnelheid, Einsteins, wiskunde, Romeins, cijfer, motorvoertuigen, cuba, landcode, Nederlandse, omroep, Abraham Crijnssen, mijnenveger, copyrightteken, cupmaat, beha </text:span></text:p>
          </table:table-cell>
          <table:table-cell table:number-columns-repeated="1020"/>
        </table:table-row>
        <table:table-row table:style-name="ro21">
          <table:table-cell office:value-type="string" calcext:value-type="string">
            <text:p>English</text:p>
          </table:table-cell>
          <table:table-cell office:value-type="string" calcext:value-type="string">
            <text:p>C++</text:p>
          </table:table-cell>
          <table:table-cell table:style-name="ce3" office:value-type="string" calcext:value-type="string">
            <text:p>language, code, program </text:p>
          </table:table-cell>
          <table:table-cell table:number-columns-repeated="1021"/>
        </table:table-row>
        <table:table-row table:style-name="ro21">
          <table:table-cell office:value-type="string" calcext:value-type="string">
            <text:p>Deutsch</text:p>
          </table:table-cell>
          <table:table-cell office:value-type="string" calcext:value-type="string">
            <text:p>C++</text:p>
          </table:table-cell>
          <table:table-cell table:style-name="ce3" office:value-type="string" calcext:value-type="string">
            <text:p>code, Sprache, Programm </text:p>
          </table:table-cell>
          <table:table-cell table:number-columns-repeated="1021"/>
        </table:table-row>
        <table:table-row table:style-name="ro21">
          <table:table-cell office:value-type="string" calcext:value-type="string">
            <text:p>Italian</text:p>
          </table:table-cell>
          <table:table-cell office:value-type="string" calcext:value-type="string">
            <text:p>C++</text:p>
          </table:table-cell>
          <table:table-cell table:style-name="ce3" office:value-type="string" calcext:value-type="string">
            <text:p>linguaggio, codice, programma</text:p>
          </table:table-cell>
          <table:table-cell table:number-columns-repeated="1021"/>
        </table:table-row>
        <table:table-row table:style-name="ro21">
          <table:table-cell office:value-type="string" calcext:value-type="string">
            <text:p>French </text:p>
          </table:table-cell>
          <table:table-cell office:value-type="string" calcext:value-type="string">
            <text:p>C++</text:p>
          </table:table-cell>
          <table:table-cell table:style-name="ce3" office:value-type="string" calcext:value-type="string">
            <text:p>programme, code, langue </text:p>
          </table:table-cell>
          <table:table-cell table:number-columns-repeated="1021"/>
        </table:table-row>
        <table:table-row table:style-name="ro21">
          <table:table-cell office:value-type="string" calcext:value-type="string">
            <text:p>Spanish</text:p>
          </table:table-cell>
          <table:table-cell office:value-type="string" calcext:value-type="string">
            <text:p>C++</text:p>
          </table:table-cell>
          <table:table-cell table:style-name="ce3" office:value-type="string" calcext:value-type="string">
            <text:p>código, programa, idioma </text:p>
          </table:table-cell>
          <table:table-cell table:number-columns-repeated="1021"/>
        </table:table-row>
        <table:table-row table:style-name="ro21">
          <table:table-cell office:value-type="string" calcext:value-type="string">
            <text:p>Portoguese</text:p>
          </table:table-cell>
          <table:table-cell office:value-type="string" calcext:value-type="string">
            <text:p>C++</text:p>
          </table:table-cell>
          <table:table-cell table:style-name="ce3" office:value-type="string" calcext:value-type="string">
            <text:p>código, língua, programa</text:p>
          </table:table-cell>
          <table:table-cell table:number-columns-repeated="1021"/>
        </table:table-row>
        <table:table-row table:style-name="ro21">
          <table:table-cell office:value-type="string" calcext:value-type="string">
            <text:p>Swedish</text:p>
          </table:table-cell>
          <table:table-cell office:value-type="string" calcext:value-type="string">
            <text:p>C++</text:p>
          </table:table-cell>
          <table:table-cell table:style-name="ce3" office:value-type="string" calcext:value-type="string">
            <text:p>kod, program, språk</text:p>
          </table:table-cell>
          <table:table-cell table:number-columns-repeated="1021"/>
        </table:table-row>
        <table:table-row table:style-name="ro21">
          <table:table-cell office:value-type="string" calcext:value-type="string">
            <text:p>Finnish</text:p>
          </table:table-cell>
          <table:table-cell office:value-type="string" calcext:value-type="string">
            <text:p>C++</text:p>
          </table:table-cell>
          <table:table-cell table:style-name="ce3"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taal, programma, code</text:p>
          </table:table-cell>
          <table:table-cell table:number-columns-repeated="1021"/>
        </table:table-row>
        <table:table-row table:style-name="ro22">
          <table:table-cell office:value-type="string" calcext:value-type="string">
            <text:p>English</text:p>
          </table:table-cell>
          <table:table-cell office:value-type="string" calcext:value-type="string">
            <text:p>Ruby</text:p>
          </table:table-cell>
          <table:table-cell office:value-type="string" calcext:value-type="string">
            <text:p>Network, program, hardware, language, programming, Visual Basic, development, name, reference, implementation, code </text:p>
          </table:table-cell>
          <table:table-cell office:value-type="string" calcext:value-type="string">
            <text:p>Alaska, arizona, copiah country, Mississippi, Leflore County, Nebraska, South Carolina, Virginia, Okanogan County, Washington, Benton County, town, Wisconsin, United States Virgin Islands, Beach, Canyon, Colorado-Utah, Creek, waterfall, underground, Mountain, Tennessee, British Columbia, Canada, Dome, Mountains, Ridge, Idaho, Valley, Nevada, Locations, Characters, Jewelpet, Pokémon, Supernatural, land, time, Louisa Lytton, Ruby Allen, Ruby Buckton, Ruby Crescent, Ruby Thewes, novel, Charles Frazier, film, Ruby Trollman, ATI, Technologies, Ruby Dennis, protagonist, Dear Mr., Wonderful, rabbit, series, radio, drama, Ruby Rose, Steven Universe, Films, horror, Jack Ruby, video, game, Television, Arab, dramatic, Ruby Gallagher, Family, TV, Literature, V. C. Andrews, Music, Albums, song, Angry, Mel Tillis, Ruby Gentry, Ray Charles, Kristin Hersh, Sunny Border Blue, Djin, Artists, labels, band, romantics, american, group, records, Tom Fogerty, english, king, surname, people, actress, pornographic, singer, French, car, manufacturer, cars, typography, British English, color, mango, elephant, Anglo-American, bunker-buster, bombs, city, ghost, Silvio Berlusconi, sex, scandal, Rubygate, pistol, logographic, rocket </text:p>
          </table:table-cell>
          <table:table-cell table:number-columns-repeated="1020"/>
        </table:table-row>
        <table:table-row table:style-name="ro23">
          <table:table-cell office:value-type="string" calcext:value-type="string">
            <text:p>Deutsch</text:p>
          </table:table-cell>
          <table:table-cell office:value-type="string" calcext:value-type="string">
            <text:p>Ruby</text:p>
          </table:table-cell>
          <table:table-cell office:value-type="string" calcext:value-type="string">
            <text:p>Vornamen, Programmiersprache, code, sprache, Web-Framework, </text:p>
          </table:table-cell>
          <table:table-cell table:style-name="ce4" office:value-type="string" calcext:value-type="string">
            <text:p>englische, Familiennamen, französische,  Automarke, Motorenmarke, Godefroy, Levêque, US-amerikanischen, Spielfilms,  Jack Ruby, Ruby Annotation, Ruby Cabernet, Ruby-Affäre, Skandal, italienischen, Premierminister, Silvio Berlusconi, Portwein-Art, Asteroid, Arizona, Colorado, Geisterstadt, Idaho, louisiana, michigan, mississippi, montana, nebraska, new york, south carolina, virginia, washington, Wisconsin, Chippewa County, Ruby City, North Carolina, Ruby Corner, Ruby Falls, Tennessee, Ruby Junction, Minnesota, Ruby Valley, Nevada, </text:p>
            <text:p/>
          </table:table-cell>
          <table:table-cell table:number-columns-repeated="1020"/>
        </table:table-row>
        <table:table-row table:style-name="ro6" table:number-rows-repeated="104852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31">00/00/0000</text:date>, <text:time style:data-style-name="N2" text:time-value="13:30:15.19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5-31T16:25:08.415000000</dc:date>
    <meta:editing-duration>PT1H6M24S</meta:editing-duration>
    <meta:editing-cycles>10</meta:editing-cycles>
    <meta:generator>LibreOffice/4.3.4.1$Windows_x86 LibreOffice_project/bc356b2f991740509f321d70e4512a6a54c5f243</meta:generator>
    <meta:document-statistic meta:table-count="1" meta:cell-count="186" meta:object-count="0"/>
  </office:meta>
</office:document-meta>
</file>